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0b38e" officeooo:paragraph-rsid="0000b38e"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bold" officeooo:rsid="0000b38e" officeooo:paragraph-rsid="0000b38e"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18ef9" officeooo:paragraph-rsid="00018ef9"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0b38e" officeooo:paragraph-rsid="0000b38e"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rsid="0000b38e" officeooo:paragraph-rsid="0000b38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18ef9" officeooo:paragraph-rsid="00018ef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1dca6" officeooo:paragraph-rsid="0001dca6" style:font-size-asian="10.5pt" style:font-weight-asian="normal" style:font-size-complex="12pt" style:font-weight-complex="normal"/>
    </style:style>
    <style:style style:name="T1" style:family="text">
      <style:text-properties officeooo:rsid="00018ef9"/>
    </style:style>
    <style:style style:name="T2" style:family="text">
      <style:text-properties officeooo:rsid="0001dc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rther Approach on the womens clothing problem</text:p>
      <text:p text:style-name="P5"/>
      <text:p text:style-name="P4"/>
      <text:p text:style-name="P4">Firstly let me explain why i choose this approach, </text:p>
      <text:p text:style-name="P4"/>
      <text:p text:style-name="P4">At first thought to utilize an approach of Entity-adjective relationship of applying NER with some prebuilt model, but since all these reviews are taking about entities, like shirt, leggings, and other clothing relating things, NER was not able to find these entities like metioned above, If there was an SME i could have utilised him to label all these entities and would have built an customised NER model on top of those entities. </text:p>
      <text:p text:style-name="P4"/>
      <text:p text:style-name="P4">I also thought of building the knowledge graphs, but thought let me go for an simple approach first. So choose this rule approach as first version. </text:p>
      <text:p text:style-name="P4"/>
      <text:p text:style-name="P4">We now have our first version of meaningful labels that we extracted from Noun-Adjective for many and adjective- adverb relationships for few of the rows, </text:p>
      <text:p text:style-name="P4"/>
      <text:p text:style-name="P2">C<text:span text:style-name="T2">luster</text:span> meaningful labels with each other and get top most of them to display on front end:</text:p>
      <text:p text:style-name="P2"/>
      <text:p text:style-name="P4">Now we can convert <text:span text:style-name="T1">these meaningful labels into a vector and compare simmilarity between those vectors by considering some treshold <text:s/>and can cluster multiple labels with synonms attached to them. For Example: love fit, loving fit, good fit, great fit, nice fit all can come under same umbrella and we can display them under the same. </text:span></text:p>
      <text:p text:style-name="P4"/>
      <text:p text:style-name="P3">Finding out the sentiment based on the other columns:</text:p>
      <text:p text:style-name="P3"/>
      <text:p text:style-name="P6">we have columns like Recommended Ind, Rating and positive feed back count, instead of using any sentiment based analysis, we can come up with a formula to get the sentiment out out of these columns. </text:p>
      <text:p text:style-name="P6"/>
      <text:p text:style-name="P6">For Example: when a purticular review has rating more than 4, and if product is recommended by more than 1 and with postive feed back count more than 1 then we can consider that as positive sentiment and display those tags in green on front end, and simmilarly come up with rule based approach for others as well and display them with respective matching colors. </text:p>
      <text:p text:style-name="P6"/>
      <text:p text:style-name="P6">Now we have got sentiments based on ratings and other columns, but we should actually evaluate this with the reviews provided, so we can run a sentment analysis on the reviews and find out the sentiments on each review. Now to eavalute whether our rule based approach was correct we can run a co-relation test between both rule based output and <text:s/>review sentiment approach to check whether both are co-related, if corelated we can continue with same rule approach else find a new method which can include reviews as well to calculate the sentiment. </text:p>
      <text:p text:style-name="P6"/>
      <text:p text:style-name="P6"/>
      <text:p text:style-name="P6"/>
      <text:p text:style-name="P7">All these two parts mentioned would go as first release based on the products urgency and then we can also find multiple other ways to come over the same problem, with help of SME’s and other product owners by knowing much details about the produ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6T07:15:12.380775632</meta:creation-date>
    <dc:date>2022-02-06T07:42:59.965389408</dc:date>
    <meta:editing-duration>PT1M57S</meta:editing-duration>
    <meta:editing-cycles>1</meta:editing-cycles>
    <meta:document-statistic meta:table-count="0" meta:image-count="0" meta:object-count="0" meta:page-count="1" meta:paragraph-count="12" meta:word-count="461" meta:character-count="2672" meta:non-whitespace-character-count="2213"/>
    <meta:generator>LibreOffice/6.4.7.2$Linux_X86_64 LibreOffice_project/40$Build-2</meta:generator>
  </office:meta>
</office:document-meta>
</file>